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 style:list-style-name="L1">
      <style:text-properties officeooo:paragraph-rsid="042a8d29"/>
    </style:style>
    <style:style style:name="P4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5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6" style:family="paragraph" style:parent-style-name="Text_20_body" style:list-style-name="L1">
      <style:text-properties officeooo:rsid="043e3775" officeooo:paragraph-rsid="042a8d29"/>
    </style:style>
    <style:style style:name="P7" style:family="paragraph" style:parent-style-name="Text_20_body">
      <style:text-properties officeooo:rsid="0439377d" officeooo:paragraph-rsid="042a8d29"/>
    </style:style>
    <style:style style:name="P8" style:family="paragraph" style:parent-style-name="Text_20_body">
      <style:text-properties officeooo:paragraph-rsid="043eda44"/>
    </style:style>
    <style:style style:name="P9" style:family="paragraph" style:parent-style-name="Text_20_body">
      <style:paragraph-properties fo:text-align="start" style:justify-single-word="false" style:writing-mode="lr-tb"/>
      <style:text-properties officeooo:rsid="04363775" officeooo:paragraph-rsid="043a07b8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4333968" officeooo:paragraph-rsid="04333968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433e468" officeooo:paragraph-rsid="0433e468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433e468" officeooo:paragraph-rsid="043a07b8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433e468" officeooo:paragraph-rsid="043d83d3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rsid="043a07b8" officeooo:paragraph-rsid="043a07b8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43a07b8" officeooo:paragraph-rsid="043d83d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2f5d90" style:font-weight-asian="normal" style:font-weight-complex="normal"/>
    </style:style>
    <style:style style:name="T7" style:family="text">
      <style:text-properties fo:font-weight="normal" officeooo:rsid="043013ef" style:font-weight-asian="normal" style:font-weight-complex="normal"/>
    </style:style>
    <style:style style:name="T8" style:family="text">
      <style:text-properties fo:font-weight="normal" officeooo:rsid="043da0ea" style:font-weight-asian="normal" style:font-weight-complex="normal"/>
    </style:style>
    <style:style style:name="T9" style:family="text">
      <style:text-properties fo:font-weight="normal" officeooo:rsid="04333968" style:font-weight-asian="normal" style:font-weight-complex="normal"/>
    </style:style>
    <style:style style:name="T10" style:family="text">
      <style:text-properties fo:font-weight="normal" officeooo:rsid="043eda44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433e468"/>
    </style:style>
    <style:style style:name="T13" style:family="text">
      <style:text-properties officeooo:rsid="043a07b8"/>
    </style:style>
    <style:style style:name="T14" style:family="text">
      <style:text-properties officeooo:rsid="043d83d3"/>
    </style:style>
    <style:style style:name="T15" style:family="text">
      <style:text-properties officeooo:rsid="0440504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תרגיל</text:span><text:span text:style-name="T1"> בית</text:span></text:h>
      <text:p text:style-name="P8"><text:span text:style-name="T2">כ</text:span><text:span text:style-name="T1">יתבו </text:span><text:span text:style-name="T2">מחלקה </text:span><text:span text:style-name="T9">RunningAverage</text:span><text:span text:style-name="T10"> </text:span><text:span text:style-name="T7">המייצגת אוסף של מספרים, ומאפשרת לחשב בקלות את הממוצע שלהם.</text:span><text:span text:style-name="T10"> <text:s text:c="2"/></text:span><text:span text:style-name="T7">המחלקה צריכה </text:span><text:span text:style-name="T8">לתמוך בפעולות חיבור וחיסור בסקלר ובאובייקט, וכן כפל וחילוק בסקלר. להלן דוגמה לשימוש:</text:span></text:p>
      <text:p text:style-name="P10">RunningAverage r;</text:p>
      <text:p text:style-name="P10">r += 12;</text:p>
      <text:p text:style-name="P10">r += 16;</text:p>
      <text:p text:style-name="P10">cout &lt;&lt; r.count() &lt;&lt; " " &lt;&lt; r.sum() &lt;&lt; " " &lt;&lt; r.average()<text:span text:style-name="T12"> &lt;&lt; endl;</text:span></text:p>
      <text:p text:style-name="P10">// prints: 2 28 14</text:p>
      <text:p text:style-name="P11">r += 20;</text:p>
      <text:p text:style-name="P11">cout &lt;&lt; r &lt;&lt; endl;<text:span text:style-name="T13"> <text:s/>// prints: count=3, sum=48, average=16</text:span></text:p>
      <text:p text:style-name="P14">RunningAverage r2;</text:p>
      <text:p text:style-name="P12">cout &lt;&lt; r &lt;&lt; endl;<text:span text:style-name="T13"> <text:s/>// prints: count=0, sum=0, average=0</text:span></text:p>
      <text:p text:style-name="P14">r2 += 4;</text:p>
      <text:p text:style-name="P14">r2 += 8;</text:p>
      <text:p text:style-name="P14">RunningAverage r3 = r + r2;</text:p>
      <text:p text:style-name="P12">cout &lt;&lt; r<text:span text:style-name="T13">3</text:span> &lt;&lt; endl;<text:span text:style-name="T13"> <text:s/>// prints: count=5, sum=60, average=12</text:span></text:p>
      <text:p text:style-name="P15">RunningAverage r<text:span text:style-name="T14">4</text:span> =<text:span text:style-name="T14"> </text:span>r2<text:span text:style-name="T14"> * 2</text:span>;</text:p>
      <text:p text:style-name="P13">cout &lt;&lt; r<text:span text:style-name="T15">4</text:span> &lt;&lt; endl;<text:span text:style-name="T13"> <text:s/>// prints: count=10, sum=120, average=12</text:span></text:p>
      <text:p text:style-name="P15"/>
      <text:p text:style-name="P9"/>
      <text:p text:style-name="P7"><text:span text:style-name="T11">דגשים</text:span><text:span text:style-name="T1">: </text:span></text:p>
      <text:list xml:id="list5484278387980631682" text:style-name="L1">
        <text:list-item>
          <text:p text:style-name="P3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4">מותר להשתמש בתכונות מתקדמות של שפת ++C גם אם עדיין לא נלמדו בהרצאות.</text:p>
        </text:list-item>
        <text:list-item>
          <text:p text:style-name="P6"><text:span text:style-name="T1">מותר להשתמש בקוד מהאינטרנט, אולם </text:span><text:span text:style-name="T11">יש לציין בבירור את המקור</text:span><text:span text:style-name="T1">. 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6T18:28:27.377830228</dc:date>
    <meta:editing-duration>P7DT22H31M53S</meta:editing-duration>
    <meta:editing-cycles>997</meta:editing-cycles>
    <meta:document-statistic meta:table-count="0" meta:image-count="0" meta:object-count="0" meta:page-count="1" meta:paragraph-count="23" meta:word-count="168" meta:character-count="872" meta:non-whitespace-character-count="721"/>
  </office:meta>
</office:document-meta>
</file>